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 table:number-rows-repeated="104779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7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 style:data-style-name="N2" text:time-value="14:00:30.93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06-09-16T14:57:30</meta:creation-date>
    <dc:date>2024-02-14T14:02:17.160000000</dc:date>
    <meta:editing-cycles>482</meta:editing-cycles>
    <meta:editing-duration>PT20H48M24S</meta:editing-duration>
    <meta:document-statistic meta:table-count="2" meta:cell-count="1886" meta:object-count="0"/>
    <meta:user-defined meta:name="Info 1"/>
    <meta:user-defined meta:name="Info 2"/>
    <meta:user-defined meta:name="Info 3"/>
    <meta:user-defined meta:name="Info 4"/>
  </office:meta>
</office:document-meta>
</file>